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1161ce"/>
    </style:style>
    <style:style style:name="P3" style:family="paragraph" style:parent-style-name="Standard">
      <style:text-properties officeooo:rsid="001161ce"/>
    </style:style>
    <style:style style:name="P4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4">La concepción del espacio geográfico. Corrientes actuales del pensamiento geográfico.</text:p>
        </text:list-item>
        <text:list-item>
          <text:p text:style-name="P4">Metodología del trabajo geográfico. Técnicas de trabajo.</text:p>
        </text:list-item>
        <text:list-item>
          <text:p text:style-name="P4">La diversidad del medio geográfico en el planeta. La interacción de factores ecogeográficos.</text:p>
        </text:list-item>
        <text:list-item>
          <text:p text:style-name="P4">Climas y zonas bioclimáticas. El tiempo y el clima como condicionantes de las actividades humanas.</text:p>
        </text:list-item>
        <text:list-item>
          <text:p text:style-name="P4">La acción humana sobre el medio. Problemática actual.</text:p>
        </text:list-item>
        <text:list-item>
          <text:p text:style-name="P4">La población mundial: modelos demográficos y desigualdades espaciales.</text:p>
        </text:list-item>
        <text:list-item>
          <text:p text:style-name="P4">El espacio rural. Actividades agrarias: situación y perspectivas en España y en el mundo.</text:p>
        </text:list-item>
        <text:list-item>
          <text:p text:style-name="P4">El espacio y la actividad industrial. Materias primas y fuentes de energía.</text:p>
        </text:list-item>
        <text:list-item>
          <text:p text:style-name="P4">Las actividades terciarias en las economías desarrolladas.</text:p>
        </text:list-item>
        <text:list-item>
          <text:p text:style-name="P4">El proceso de urbanización en el planeta. Repercusiones ambientales y socioeconómicas.</text:p>
        </text:list-item>
        <text:list-item>
          <text:p text:style-name="P4">Los países de la Comunidad Europea: aspectos físicos, sociales y económicos.</text:p>
        </text:list-item>
        <text:list-item>
          <text:p text:style-name="P4">China: sociedad y economía.</text:p>
        </text:list-item>
        <text:list-item>
          <text:p text:style-name="P4">Japón y el área del Pacífico: desarrollo industrial y comercial.</text:p>
        </text:list-item>
        <text:list-item>
          <text:p text:style-name="P4">África: territorio y sociedades. África Mediterránea y África Subsahariana: contrastes físicos, socioeconómicos y culturales.</text:p>
        </text:list-item>
        <text:list-item>
          <text:p text:style-name="P4">Canadá y EE.UU.: aspectos físicos y humanos.</text:p>
        </text:list-item>
        <text:list-item>
          <text:p text:style-name="P4">Los países iberoamericanos: problemática económica y social.</text:p>
        </text:list-item>
        <text:list-item>
          <text:p text:style-name="P4">La península Ibérica: relieve, clima y vegetación. Diversidad regional de la España Peninsular e Insular.</text:p>
        </text:list-item>
        <text:list-item>
          <text:p text:style-name="P4">La actual ordenación territorial del Estado español. Raíces históricas.</text:p>
        </text:list-item>
        <text:list-item>
          <text:p text:style-name="P4">La población española. Comportamiento demográfico. Fenómenos migratorios.</text:p>
        </text:list-item>
        <text:list-item>
          <text:p text:style-name="P4">El conocimiento histórico. Tiempo histórico y categorías temporales. El historiador y las fuentes. Explicación y comprensión en la historia.</text:p>
        </text:list-item>
        <text:list-item>
          <text:p text:style-name="P4">Grandes líneas de investigación histórica en los siglos XIX y XX.</text:p>
        </text:list-item>
        <text:list-item>
          <text:p text:style-name="P4">Proceso de hominización y cultura material. La aportación de la antropología histórica.</text:p>
        </text:list-item>
        <text:list-item>
          <text:p text:style-name="P4">Del neolítico a las sociedades urbanas del Próximo Oriente. Fuentes arqueológicas.</text:p>
        </text:list-item>
        <text:list-item>
          <text:p text:style-name="P4">La península Ibérica hasta la dominación romana.</text:p>
        </text:list-item>
        <text:list-item>
          <text:p text:style-name="P4">La civilización grecolatina.</text:p>
        </text:list-item>
        <text:list-item>
          <text:p text:style-name="P4">Orígenes y desarrollo del feudalismo. La economía señorial. Debate historiográfico.</text:p>
        </text:list-item>
        <text:list-item>
          <text:p text:style-name="P4">Nacimiento y expansión del islam.</text:p>
        </text:list-item>
        <text:list-item>
          <text:p text:style-name="P4">Al-Andalus: política, sociedad y cultura.</text:p>
        </text:list-item>
        <text:list-item>
          <text:p text:style-name="P4">La expansión de los reinos cristianos en la península Ibérica.</text:p>
        </text:list-item>
        <text:list-item>
          <text:p text:style-name="P4"><text:soft-page-break/>La formación de las monarquías feudales en la Europa.</text:p>
        </text:list-item>
        <text:list-item>
          <text:p text:style-name="P4">Los reinos peninsulares en los siglos XIV y XV. Conflictos sociales. Diversidad cultural.</text:p>
        </text:list-item>
        <text:list-item>
          <text:p text:style-name="P4">La cultura renacentista. Los enfrentamientos político-religiosos del siglo XVI.</text:p>
        </text:list-item>
        <text:list-item>
          <text:p text:style-name="P4">La Monarquía hispánica bajo los Austrias: aspectos políticos, económicos y culturales.</text:p>
        </text:list-item>
        <text:list-item>
          <text:p text:style-name="P4">Conquista, colonización y administración de la América Hispánica en los siglos XVI al XVIII.</text:p>
        </text:list-item>
        <text:list-item>
          <text:p text:style-name="P4">El pensamiento político moderno: del Humanismo a la Ilustración.</text:p>
        </text:list-item>
        <text:list-item>
          <text:p text:style-name="P4">Crecimiento económico, estructuras y mentalidades sociales en la Europa del siglo XVIII. Las transformaciones políticas en la España del S. XVIII.</text:p>
        </text:list-item>
        <text:list-item>
          <text:p text:style-name="P4">El debate historiográfico sobre la Revolución francesa. occidental. El origen de los estados modernos.</text:p>
        </text:list-item>
        <text:list-item>
          <text:p text:style-name="P4">Revolución industrial e industrialización.</text:p>
        </text:list-item>
        <text:list-item>
          <text:p text:style-name="P4">La construcción del estado liberal y primeros intentos democratizadores en la España del siglo XIX.</text:p>
        </text:list-item>
        <text:list-item>
          <text:p text:style-name="P4">Transformaciones agrarias y proceso de industrialización en la España del siglo XIX.</text:p>
        </text:list-item>
        <text:list-item>
          <text:p text:style-name="P4">Nacionalismo y liberalismo en la Europa del S. XIX.</text:p>
        </text:list-item>
        <text:list-item>
          <text:p text:style-name="P4">Imperialismo y expansión colonial. Los conflictos internacionales antes de 1914.</text:p>
        </text:list-item>
        <text:list-item>
          <text:p text:style-name="P4">Pensamiento político y económico en el siglo XIX.</text:p>
        </text:list-item>
        <text:list-item>
          <text:p text:style-name="P4">El proceso de independencia de América Latina.</text:p>
        </text:list-item>
        <text:list-item>
          <text:p text:style-name="P4">Las transformaciones del Extremo Oriente desde 1886 a 1949.</text:p>
        </text:list-item>
        <text:list-item>
          <text:p text:style-name="P4">Los Estados balcánicos en el siglo XX.</text:p>
        </text:list-item>
        <text:list-item>
          <text:p text:style-name="P4">La primera guerra mundial y las relaciones internacionales en el período de entreguerras. La crisis de 1929.</text:p>
        </text:list-item>
        <text:list-item>
          <text:p text:style-name="P4">Fascismo y neofascismo: caracteres y circunstancias en que se desarrollan.</text:p>
        </text:list-item>
        <text:list-item>
          <text:p text:style-name="P4">España: la II República y la guerra civil.</text:p>
        </text:list-item>
        <text:list-item>
          <text:p text:style-name="P4">Las revoluciones rusas: creación, desarrollo y crisis de la URSS. Repercusiones internacionales.</text:p>
        </text:list-item>
        <text:list-item>
          <text:p text:style-name="P4">Repercusiones de la segunda guerra mundial. Las relaciones internacionales después de 1945. La política de bloques. La ONU.</text:p>
        </text:list-item>
        <text:list-item>
          <text:p text:style-name="P4">La descolonización de Asia y África: los problemas del Tercer Mundo.</text:p>
        </text:list-item>
        <text:list-item>
          <text:p text:style-name="P4">La dictadura franquista: régimen político, evolución social y económica.</text:p>
        </text:list-item>
        <text:list-item>
          <text:p text:style-name="P4">La construcción de la Comunidad Europea.</text:p>
        </text:list-item>
        <text:list-item>
          <text:p text:style-name="P4">Teoría y función del arte. Análisis e interpretación de la obra de arte.</text:p>
        </text:list-item>
        <text:list-item>
          <text:p text:style-name="P4">El arte clásico: Grecia y Roma.</text:p>
        </text:list-item>
        <text:list-item>
          <text:p text:style-name="P4"><text:soft-page-break/>El arte románico.</text:p>
        </text:list-item>
        <text:list-item>
          <text:p text:style-name="P4">El arte islámico.</text:p>
        </text:list-item>
        <text:list-item>
          <text:p text:style-name="P4">El arte gótico.</text:p>
        </text:list-item>
        <text:list-item>
          <text:p text:style-name="P4">El arte del Renacimiento italiano y su influencia.</text:p>
        </text:list-item>
        <text:list-item>
          <text:p text:style-name="P4">El arte barroco.</text:p>
        </text:list-item>
        <text:list-item>
          <text:p text:style-name="P4">Velázquez y Goya en su contexto artístico.</text:p>
        </text:list-item>
        <text:list-item>
          <text:p text:style-name="P4">Las artes plásticas del impresionismo a la abstracción.</text:p>
        </text:list-item>
        <text:list-item>
          <text:p text:style-name="P4">La arquitectura en los siglos XIX y XX. El Modernismo.</text:p>
        </text:list-item>
        <text:list-item>
          <text:p text:style-name="P4">Picasso, Dalí y Miró en su contexto artístico.</text:p>
        </text:list-item>
        <text:list-item>
          <text:p text:style-name="P4">Interdependencias y desequilibrios en el mundo actual. Desarrollo y subdesarrollo. Desarrollo sostenible.</text:p>
        </text:list-item>
        <text:list-item>
          <text:p text:style-name="P4">Análisis de la Constitución Española de 1978.</text:p>
        </text:list-item>
        <text:list-item>
          <text:p text:style-name="P4">Organización económica y mundo del trabajo. La inflación, el desempleo y la política monetaria.</text:p>
        </text:list-item>
        <text:list-item>
          <text:p text:style-name="P4">Regímenes políticos y sus conflictos internos en el mundo actual. Principales focos de tensión en las relaciones internacionales.</text:p>
        </text:list-item>
        <text:list-item>
          <text:p text:style-name="P4">Medios de comunicación y sociedad de masas.</text:p>
        </text:list-item>
        <text:list-item>
          <text:p text:style-name="P4">Revolución científico-técnica en el siglo XX. Implicaciones en la sociedad.</text:p>
        </text:list-item>
        <text:list-item>
          <text:p text:style-name="P4">Cambio social y movimientos alternativos. Feminismo, pacifismo y ecologismo.</text:p>
        </text:list-item>
      </text:list>
      <text:p text:style-name="P2"/>
      <text:p text:style-name="P2"/>
      <text:p text:style-name="P2"><text:a xlink:type="simple" xlink:href="https://auladehistoria.org/temario-oposiciones-geografia-historia/" text:style-name="Internet_20_link" text:visited-style-name="Visited_20_Internet_20_Link">https://auladehistoria.org/temario-oposiciones-geografia-historia/</text:a>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11T18:08:10.121000000</meta:creation-date>
    <dc:date>2025-08-11T19:53:34.294000000</dc:date>
    <meta:editing-duration>PT1H22M36S</meta:editing-duration>
    <meta:editing-cycles>3</meta:editing-cycles>
    <meta:generator>LibreOffice/7.6.6.3$Windows_X86_64 LibreOffice_project/d97b2716a9a4a2ce1391dee1765565ea469b0ae7</meta:generator>
    <meta:document-statistic meta:table-count="0" meta:image-count="0" meta:object-count="0" meta:page-count="4" meta:paragraph-count="73" meta:word-count="776" meta:character-count="5214" meta:non-whitespace-character-count="4583"/>
  </office:meta>
</office:document-meta>
</file>